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stroke="solid" draw:marker-start="" draw:marker-end="Arrow" draw:marker-end-width="0.3cm" draw:fill="none" draw:textarea-vertical-align="middle" draw:shadow="hidden"/>
    </style:style>
    <style:style style:name="gr5" style:family="graphic" style:parent-style-name="standard">
      <style:graphic-properties svg:stroke-color="#333333" draw:fill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218cm" fo:min-width="23.6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7.005cm" fo:min-width="12.2cm"/>
    </style:style>
    <style:style style:name="gr8" style:family="graphic" style:parent-style-name="objectwithoutfill">
      <style:graphic-properties draw:stroke="none" draw:fill="none" fo:min-height="1.655cm"/>
    </style:style>
    <style:style style:name="gr9" style:family="graphic" style:parent-style-name="objectwithoutfill">
      <style:graphic-properties draw:stroke="none" draw:fill="none" fo:min-height="0.4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none" fo:min-height="1.184cm"/>
    </style:style>
    <style:style style:name="gr12" style:family="graphic" style:parent-style-name="standard">
      <style:graphic-properties draw:stroke="none" draw:fill="none" fo:min-height="0.79cm"/>
    </style:style>
    <style:style style:name="gr13" style:family="graphic" style:parent-style-name="objectwithoutfill">
      <style:graphic-properties draw:stroke="solid" draw:marker-end="Arrow" draw:marker-end-width="0.3cm" draw:fill="none" draw:textarea-vertical-align="middle" draw:shadow="hidden"/>
    </style:style>
    <style:style style:name="gr14" style:family="graphic" style:parent-style-name="standard">
      <style:graphic-properties draw:stroke="none" draw:fill="none" fo:min-height="0.15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83cm" svg:height="0.806cm" svg:x="44.228cm" svg:y="0.82cm">
          <draw:text-box>
            <text:p text:style-name="P1"><text:span text:style-name="T1">Frontend</text:span></text:p>
          </draw:text-box>
        </draw:frame>
        <draw:frame draw:style-name="gr1" draw:text-style-name="P1" draw:layer="layout" svg:width="2.432cm" svg:height="0.806cm" svg:x="13.799cm" svg:y="0.82cm">
          <draw:text-box>
            <text:p text:style-name="P1"><text:span text:style-name="T1">Backend</text:span></text:p>
          </draw:text-box>
        </draw:frame>
        <draw:rect draw:style-name="gr2" draw:text-style-name="P3" draw:layer="layout" svg:width="3.81cm" svg:height="1.905cm" svg:x="34.011cm" svg:y="11.786cm">
          <text:p text:style-name="P2"><text:span text:style-name="T2">Таблица с </text:span></text:p>
          <text:p text:style-name="P2"><text:span text:style-name="T2">формулами</text:span></text:p>
        </draw:rect>
        <draw:line draw:style-name="gr3" draw:text-style-name="P2" draw:layer="layout" svg:x1="44.171cm" svg:y1="11.786cm" svg:x2="44.171cm" svg:y2="9.881cm">
          <text:p/>
        </draw:line>
        <draw:line draw:style-name="gr4" draw:text-style-name="P2" draw:layer="layout" svg:x1="44.806cm" svg:y1="9.246cm" svg:x2="51.791cm" svg:y2="11.786cm">
          <text:p/>
        </draw:line>
        <draw:custom-shape draw:style-name="gr5" draw:text-style-name="P3" draw:layer="layout" svg:width="2.54cm" svg:height="2.54cm" svg:x="3.531cm" svg:y="17.501cm">
          <text:p text:style-name="P2"><text:span text:style-name="T2">БД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11.151cm" svg:y1="17.501cm" svg:x2="7.976cm" svg:y2="17.501cm">
          <text:p/>
        </draw:line>
        <draw:custom-shape draw:style-name="gr6" draw:text-style-name="P2" draw:layer="layout" svg:width="6.35cm" svg:height="5.08cm" svg:x="11.151cm" svg:y="14.9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7.255cm" svg:x="10.516cm" svg:y="13.691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025cm" svg:height="0.725cm" svg:x="3.531cm" svg:y="12.966cm">
          <draw:text-box>
            <text:p text:style-name="P4"><text:span text:style-name="T2">База данных</text:span></text:p>
          </draw:text-box>
        </draw:frame>
        <draw:frame draw:style-name="gr1" draw:text-style-name="P4" draw:layer="layout" svg:width="2.06cm" svg:height="0.725cm" svg:x="16.231cm" svg:y="12.966cm">
          <draw:text-box>
            <text:p text:style-name="P4"><text:span text:style-name="T2">Console</text:span></text:p>
          </draw:text-box>
        </draw:frame>
        <draw:rect draw:style-name="gr2" draw:text-style-name="P5" draw:layer="layout" svg:width="3.81cm" svg:height="1.905cm" svg:x="18.771cm" svg:y="14.326cm">
          <text:p text:style-name="P5"><text:span text:style-name="T3">RBAC контроллер</text:span></text:p>
        </draw:rect>
        <draw:frame draw:style-name="gr8" draw:text-style-name="P5" draw:layer="layout" svg:width="2.098cm" svg:height="1.905cm" svg:x="13.498cm" svg:y="14.326cm">
          <draw:text-box>
            <text:p text:style-name="P5"><text:span text:style-name="T3">Миграции</text:span></text:p>
          </draw:text-box>
        </draw:frame>
        <draw:rect draw:style-name="gr2" draw:text-style-name="P5" draw:layer="layout" svg:width="3.81cm" svg:height="1.905cm" svg:x="12.421cm" svg:y="14.961cm">
          <text:p text:style-name="P5"><text:span text:style-name="T3">Миграция для </text:span></text:p>
          <text:p text:style-name="P5"><text:span text:style-name="T3">создания таблиц</text:span></text:p>
        </draw:rect>
        <draw:rect draw:style-name="gr2" draw:text-style-name="P5" draw:layer="layout" svg:width="3.81cm" svg:height="1.905cm" svg:x="12.421cm" svg:y="17.501cm">
          <text:p text:style-name="P5"><text:span text:style-name="T3">Миграция заполнения</text:span></text:p>
          <text:p text:style-name="P5"><text:span text:style-name="T3"><text:s/></text:span><text:span text:style-name="T3">тестовыми данными</text:span></text:p>
        </draw:rect>
        <draw:custom-shape draw:style-name="gr7" draw:text-style-name="P2" draw:layer="layout" svg:width="12.7cm" svg:height="7.255cm" svg:x="39.091cm" svg:y="2.89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148cm" svg:height="0.726cm" svg:x="43.563cm" svg:y="2.17cm">
          <draw:text-box>
            <text:p text:style-name="P2"><text:span text:style-name="T2">Контроллеры</text:span></text:p>
          </draw:text-box>
        </draw:frame>
        <draw:rect draw:style-name="gr2" draw:text-style-name="P3" draw:layer="layout" svg:width="3.841cm" svg:height="1.826cm" svg:x="39.695cm" svg:y="2.975cm">
          <text:p text:style-name="P2"><text:span text:style-name="T2">Контроллер</text:span></text:p>
          <text:p text:style-name="P2"><text:span text:style-name="T2">Авторизации</text:span></text:p>
          <text:p text:style-name="P2"><text:span text:style-name="T2"><text:s/></text:span><text:span text:style-name="T2">на сайте</text:span></text:p>
        </draw:rect>
        <draw:rect draw:style-name="gr2" draw:text-style-name="P3" draw:layer="layout" svg:width="3.841cm" svg:height="1.826cm" svg:x="39.726cm" svg:y="5.515cm">
          <text:p text:style-name="P2"><text:span text:style-name="T2">Контроллер для</text:span></text:p>
          <text:p text:style-name="P2"><text:span text:style-name="T2"><text:s/></text:span><text:span text:style-name="T2">меню навигации</text:span></text:p>
        </draw:rect>
        <draw:rect draw:style-name="gr2" draw:text-style-name="P3" draw:layer="layout" svg:width="3.841cm" svg:height="1.826cm" svg:x="39.726cm" svg:y="7.976cm">
          <text:p text:style-name="P2"><text:span text:style-name="T2">Контроллер для</text:span></text:p>
          <text:p text:style-name="P2"><text:span text:style-name="T2"><text:s/></text:span><text:span text:style-name="T2">Работы с </text:span></text:p>
          <text:p text:style-name="P2"><text:span text:style-name="T2">формулами</text:span></text:p>
        </draw:rect>
        <draw:rect draw:style-name="gr2" draw:text-style-name="P3" draw:layer="layout" svg:width="3.841cm" svg:height="1.826cm" svg:x="46.711cm" svg:y="4.166cm">
          <text:p text:style-name="P2"><text:span text:style-name="T2">Контроллер для </text:span></text:p>
          <text:p text:style-name="P2"><text:span text:style-name="T2">работы с</text:span></text:p>
          <text:p text:style-name="P2"><text:span text:style-name="T2"><text:s/></text:span><text:span text:style-name="T2">инструкцией</text:span></text:p>
        </draw:rect>
        <draw:rect draw:style-name="gr2" draw:text-style-name="P3" draw:layer="layout" svg:width="3.841cm" svg:height="1.826cm" svg:x="46.68cm" svg:y="7.42cm">
          <text:p text:style-name="P2"><text:span text:style-name="T2">Контроллер для </text:span></text:p>
          <text:p text:style-name="P2"><text:span text:style-name="T2">Работы с расчетом</text:span></text:p>
        </draw:rect>
        <draw:custom-shape draw:style-name="gr7" draw:text-style-name="P2" draw:layer="layout" svg:width="12.7cm" svg:height="8.525cm" svg:x="46.076cm" svg:y="11.51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554cm" svg:height="0.726cm" svg:x="50.777cm" svg:y="10.516cm">
          <draw:text-box>
            <text:p text:style-name="P2"><text:span text:style-name="T2">Представления</text:span></text:p>
          </draw:text-box>
        </draw:frame>
        <draw:rect draw:style-name="gr2" draw:text-style-name="P3" draw:layer="layout" svg:width="3.841cm" svg:height="1.826cm" svg:x="46.68cm" svg:y="11.865cm">
          <text:p text:style-name="P2"><text:span text:style-name="T2">Root файл </text:span></text:p>
          <text:p text:style-name="P2"><text:span text:style-name="T2">для SPA</text:span></text:p>
        </draw:rect>
        <draw:rect draw:style-name="gr2" draw:text-style-name="P3" draw:layer="layout" svg:width="3.841cm" svg:height="1.826cm" svg:x="53.061cm" svg:y="11.865cm">
          <text:p text:style-name="P2"><text:span text:style-name="T2">Представления </text:span></text:p>
          <text:p text:style-name="P2"><text:span text:style-name="T2">для расчета</text:span></text:p>
        </draw:rect>
        <draw:rect draw:style-name="gr2" draw:text-style-name="P3" draw:layer="layout" svg:width="3.841cm" svg:height="1.826cm" svg:x="46.68cm" svg:y="14.405cm">
          <text:p text:style-name="P2"><text:span text:style-name="T2">Представление</text:span></text:p>
          <text:p text:style-name="P2"><text:span text:style-name="T2"><text:s/></text:span><text:span text:style-name="T2">для логина</text:span></text:p>
        </draw:rect>
        <draw:rect draw:style-name="gr2" draw:text-style-name="P3" draw:layer="layout" svg:width="3.841cm" svg:height="1.826cm" svg:x="53.061cm" svg:y="14.326cm">
          <text:p text:style-name="P2"><text:span text:style-name="T2">Страницы </text:span></text:p>
          <text:p text:style-name="P2"><text:span text:style-name="T2">отображения </text:span></text:p>
          <text:p text:style-name="P2"><text:span text:style-name="T2">ошибок</text:span></text:p>
        </draw:rect>
        <draw:rect draw:style-name="gr2" draw:text-style-name="P3" draw:layer="layout" svg:width="3.841cm" svg:height="1.826cm" svg:x="46.711cm" svg:y="16.945cm">
          <text:p text:style-name="P2"><text:span text:style-name="T2">Представления </text:span></text:p>
          <text:p text:style-name="P2"><text:span text:style-name="T2">для работы с </text:span></text:p>
          <text:p text:style-name="P2"><text:span text:style-name="T2">формулами</text:span></text:p>
        </draw:rect>
        <draw:custom-shape draw:style-name="gr7" draw:text-style-name="P2" draw:layer="layout" svg:width="13.335cm" svg:height="8.525cm" svg:x="32.106cm" svg:y="11.51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554cm" svg:height="0.726cm" svg:x="36.807cm" svg:y="10.516cm">
          <draw:text-box>
            <text:p text:style-name="P2"><text:span text:style-name="T2">Модели</text:span></text:p>
          </draw:text-box>
        </draw:frame>
        <draw:rect draw:style-name="gr2" draw:text-style-name="P3" draw:layer="layout" svg:width="3.81cm" svg:height="1.905cm" svg:x="39.091cm" svg:y="11.786cm">
          <text:p text:style-name="P2"><text:span text:style-name="T2">Форма входных </text:span></text:p>
          <text:p text:style-name="P2"><text:span text:style-name="T2">параметров </text:span></text:p>
          <text:p text:style-name="P2"><text:span text:style-name="T2">для расчета</text:span></text:p>
        </draw:rect>
        <draw:rect draw:style-name="gr2" draw:text-style-name="P3" draw:layer="layout" svg:width="3.81cm" svg:height="1.905cm" svg:x="34.011cm" svg:y="14.961cm">
          <text:p text:style-name="P2"><text:span text:style-name="T2">Информация о</text:span></text:p>
          <text:p text:style-name="P2"><text:span text:style-name="T2"><text:s/></text:span><text:span text:style-name="T2">пользователе</text:span></text:p>
        </draw:rect>
        <draw:rect draw:style-name="gr2" draw:text-style-name="P3" draw:layer="layout" svg:width="3.81cm" svg:height="1.905cm" svg:x="39.091cm" svg:y="14.961cm">
          <text:p text:style-name="P2"><text:span text:style-name="T2">Формулы</text:span></text:p>
        </draw:rect>
        <draw:rect draw:style-name="gr2" draw:text-style-name="P3" draw:layer="layout" svg:width="3.81cm" svg:height="1.905cm" svg:x="39.091cm" svg:y="17.501cm">
          <text:p text:style-name="P2"><text:span text:style-name="T2">Панель навигации</text:span></text:p>
        </draw:rect>
        <draw:rect draw:style-name="gr2" draw:text-style-name="P3" draw:layer="layout" svg:width="3.81cm" svg:height="1.905cm" svg:x="34.011cm" svg:y="17.501cm">
          <text:p text:style-name="P2"><text:span text:style-name="T2">Роли</text:span></text:p>
        </draw:rect>
        <draw:line draw:style-name="gr10" draw:text-style-name="P2" draw:layer="layout" svg:x1="30.201cm" svg:y1="1.626cm" svg:x2="30.201cm" svg:y2="4.801cm">
          <text:p/>
        </draw:line>
        <draw:line draw:style-name="gr10" draw:text-style-name="P2" draw:layer="layout" svg:x1="30.201cm" svg:y1="7.976cm" svg:x2="30.836cm" svg:y2="40.361cm">
          <text:p/>
        </draw:line>
        <draw:rect draw:style-name="gr2" draw:text-style-name="P3" draw:layer="layout" svg:width="3.81cm" svg:height="1.905cm" svg:x="32.106cm" svg:y="5.436cm">
          <text:p text:style-name="P2"><text:span text:style-name="T2">Сервис </text:span></text:p>
          <text:p text:style-name="P2"><text:span text:style-name="T2">RESTful API</text:span></text:p>
        </draw:rect>
        <draw:line draw:style-name="gr3" draw:text-style-name="P2" draw:layer="layout" svg:x1="39.091cm" svg:y1="6.071cm" svg:x2="35.916cm" svg:y2="6.071cm">
          <text:p/>
        </draw:line>
        <draw:frame draw:style-name="gr11" draw:text-style-name="P5" draw:layer="layout" svg:width="3.275cm" svg:height="1.434cm" svg:x="18.771cm" svg:y="1.626cm">
          <draw:text-box>
            <text:p text:style-name="P5"><text:span text:style-name="T3">Котроллеры для </text:span></text:p>
            <text:p text:style-name="P5"><text:span text:style-name="T3">работы с </text:span></text:p>
            <text:p text:style-name="P5"><text:span text:style-name="T3">RESTful api</text:span></text:p>
          </draw:text-box>
        </draw:frame>
        <draw:custom-shape draw:style-name="gr7" draw:text-style-name="P2" draw:layer="layout" svg:width="15.24cm" svg:height="6.985cm" svg:x="13.056cm" svg:y="2.896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3.841cm" svg:height="1.826cm" svg:x="18.136cm" svg:y="3.61cm">
          <text:p text:style-name="P2"><text:span text:style-name="T2">Контроллер</text:span></text:p>
          <text:p text:style-name="P2"><text:span text:style-name="T2">Авторизации</text:span></text:p>
          <text:p text:style-name="P2"><text:span text:style-name="T2"><text:s/></text:span><text:span text:style-name="T2">на сайте</text:span></text:p>
        </draw:rect>
        <draw:rect draw:style-name="gr2" draw:text-style-name="P3" draw:layer="layout" svg:width="3.841cm" svg:height="1.826cm" svg:x="14.93cm" svg:y="6.706cm">
          <text:p text:style-name="P2"><text:span text:style-name="T2">Контроллер для</text:span></text:p>
          <text:p text:style-name="P2"><text:span text:style-name="T2"><text:s/></text:span><text:span text:style-name="T2">Работы с </text:span></text:p>
          <text:p text:style-name="P2"><text:span text:style-name="T2">формулами</text:span></text:p>
        </draw:rect>
        <draw:rect draw:style-name="gr2" draw:text-style-name="P3" draw:layer="layout" svg:width="3.841cm" svg:height="1.826cm" svg:x="22.55cm" svg:y="6.785cm">
          <text:p text:style-name="P2"><text:span text:style-name="T2">Контроллер для </text:span></text:p>
          <text:p text:style-name="P2"><text:span text:style-name="T2">Работы с расчетом</text:span></text:p>
        </draw:rect>
        <draw:frame draw:style-name="gr12" draw:text-style-name="P5" draw:layer="layout" svg:width="3.753cm" svg:height="1.04cm" svg:x="4.858cm" svg:y="1.626cm">
          <draw:text-box>
            <text:p text:style-name="P5"><text:span text:style-name="T3">Модели для работы</text:span></text:p>
            <text:p text:style-name="P5"><text:span text:style-name="T3"><text:s/></text:span><text:span text:style-name="T3">с RESTful API</text:span></text:p>
          </draw:text-box>
        </draw:frame>
        <draw:custom-shape draw:style-name="gr7" draw:text-style-name="P2" draw:layer="layout" svg:width="10.795cm" svg:height="6.985cm" svg:x="1.626cm" svg:y="2.896cm">
          <text:p/>
          <draw:enhanced-geometry svg:viewBox="0 0 21600 21600" draw:type="rectangle" draw:enhanced-path="M 0 0 L 21600 0 21600 21600 0 21600 0 0 Z N"/>
        </draw:custom-shape>
        <draw:rect draw:style-name="gr2" draw:text-style-name="P5" draw:layer="layout" svg:width="3.81cm" svg:height="1.905cm" svg:x="2.261cm" svg:y="4.166cm">
          <text:p text:style-name="P5"><text:span text:style-name="T3">Модель </text:span></text:p>
          <text:p text:style-name="P5"><text:span text:style-name="T3">пользователя</text:span></text:p>
        </draw:rect>
        <draw:rect draw:style-name="gr2" draw:text-style-name="P5" draw:layer="layout" svg:width="3.81cm" svg:height="1.905cm" svg:x="7.341cm" svg:y="4.436cm">
          <text:p text:style-name="P5"><text:span text:style-name="T3">Модель формы логина</text:span></text:p>
        </draw:rect>
        <draw:rect draw:style-name="gr2" draw:text-style-name="P5" draw:layer="layout" svg:width="3.81cm" svg:height="1.905cm" svg:x="2.261cm" svg:y="6.706cm">
          <text:p text:style-name="P5"><text:span text:style-name="T3">Модель формулы</text:span></text:p>
        </draw:rect>
        <draw:rect draw:style-name="gr2" draw:text-style-name="P5" draw:layer="layout" svg:width="3.81cm" svg:height="1.905cm" svg:x="7.341cm" svg:y="6.706cm">
          <text:p text:style-name="P5"><text:span text:style-name="T3">Модель формы</text:span></text:p>
          <text:p text:style-name="P5"><text:span text:style-name="T3"><text:s/></text:span><text:span text:style-name="T3">взодных </text:span></text:p>
          <text:p text:style-name="P5"><text:span text:style-name="T3">Параметров</text:span></text:p>
          <text:p text:style-name="P5"><text:span text:style-name="T3"><text:s/></text:span><text:span text:style-name="T3">для расчета</text:span></text:p>
        </draw:rect>
        <draw:line draw:style-name="gr13" draw:text-style-name="P2" draw:layer="layout" svg:x1="11.786cm" svg:y1="6.071cm" svg:x2="13.691cm" svg:y2="6.071cm">
          <text:p/>
        </draw:line>
        <draw:line draw:style-name="gr4" draw:text-style-name="P2" draw:layer="layout" svg:x1="32.106cm" svg:y1="6.071cm" svg:x2="27.661cm" svg:y2="6.071cm">
          <text:p/>
        </draw:line>
        <draw:custom-shape draw:style-name="gr7" draw:text-style-name="P2" draw:layer="layout" svg:width="7.62cm" svg:height="7.89cm" svg:x="1.626cm" svg:y="13.691cm">
          <text:p/>
          <draw:enhanced-geometry svg:viewBox="0 0 21600 21600" draw:type="rectangle" draw:enhanced-path="M 0 0 L 21600 0 21600 21600 0 21600 0 0 Z N"/>
        </draw:custom-shape>
        <draw:rect draw:style-name="gr2" draw:text-style-name="P5" draw:layer="layout" svg:width="3.81cm" svg:height="1.905cm" svg:x="2.896cm" svg:y="14.326cm">
          <text:p text:style-name="P5"><text:span text:style-name="T3">Класс для работы</text:span></text:p>
          <text:p text:style-name="P5"><text:span text:style-name="T3"><text:s/></text:span><text:span text:style-name="T3">с моделями</text:span></text:p>
        </draw:rect>
        <draw:line draw:style-name="gr3" draw:text-style-name="P2" draw:layer="layout" svg:x1="4.801cm" svg:y1="13.691cm" svg:x2="4.801cm" svg:y2="9.246cm">
          <text:p/>
        </draw:line>
        <draw:custom-shape draw:style-name="gr7" draw:text-style-name="P2" draw:layer="layout" svg:width="5.08cm" svg:height="5.35cm" svg:x="6.706cm" svg:y="4.16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753cm" svg:height="0.645cm" svg:x="7.398cm" svg:y="3.521cm">
          <draw:text-box>
            <text:p text:style-name="P5"><text:span text:style-name="T3">Формы</text:span></text:p>
          </draw:text-box>
        </draw:frame>
        <draw:custom-shape draw:style-name="gr7" draw:text-style-name="P2" draw:layer="layout" svg:width="5.08cm" svg:height="5.35cm" svg:x="1.626cm" svg:y="4.16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753cm" svg:height="0.645cm" svg:x="2.318cm" svg:y="3.521cm">
          <draw:text-box>
            <text:p text:style-name="P5"><text:span text:style-name="T3">ActiveRec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1.473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6:23:01.419000000</meta:creation-date>
    <dc:date>2015-04-15T18:13:10.619000000</dc:date>
    <meta:editing-duration>PT1H37M48S</meta:editing-duration>
    <meta:editing-cycles>3</meta:editing-cycles>
    <meta:generator>LibreOffice/4.2.1.1$Windows_x86 LibreOffice_project/d7dbbd7842e6a58b0f521599204e827654e1fb8b</meta:generator>
    <meta:document-statistic meta:object-count="60"/>
  </office:meta>
</office:document-meta>
</file>